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</office:automatic-styles>
  <office:body>
    <office:text>
      <text:p text:style-name="P1"><text:span text:style-name="T1_1">wget</text:span><text:span text:style-name="T1_2"><text:s/>-</text:span><text:span text:style-name="T1_3">O</text:span><text:span text:style-name="T1_4"><text:s/></text:span><text:span text:style-name="T1_5">survey</text:span><text:span text:style-name="T1_6">.</text:span><text:span text:style-name="T1_7">sql</text:span><text:span text:style-name="T1_8"><text:s/></text:span><text:span text:style-name="T1_9">http</text:span><text:span text:style-name="T1_10">://</text:span><text:span text:style-name="T1_11">goo</text:span><text:span text:style-name="T1_12">.</text:span><text:span text:style-name="T1_13">gl</text:span><text:span text:style-name="T1_14">/</text:span><text:span text:style-name="T1_15">dyCaa</text:span><text:span text:style-name="T1_16">0</text:span></text:p>
      <text:p text:style-name="P2"><text:span text:style-name="T2_1">mysql</text:span><text:span text:style-name="T2_2"><text:s/>-</text:span><text:span text:style-name="T2_3">uroot</text:span><text:span text:style-name="T2_4"><text:s/>-</text:span><text:span text:style-name="T2_5">p</text:span></text:p>
      <text:p text:style-name="P3"/>
      <text:p text:style-name="P4"><text:span text:style-name="T4_1">&gt;<text:s/></text:span><text:span text:style-name="T4_2">CREATE</text:span><text:span text:style-name="T4_3"><text:s/></text:span><text:span text:style-name="T4_4">DATABASE</text:span><text:span text:style-name="T4_5"><text:s/></text:span><text:span text:style-name="T4_6">survey</text:span><text:span text:style-name="T4_7">;</text:span></text:p>
      <text:p text:style-name="P5"><text:span text:style-name="T5_1">&gt;<text:s/></text:span><text:span text:style-name="T5_2">USE</text:span><text:span text:style-name="T5_3"><text:s/></text:span><text:span text:style-name="T5_4">survey</text:span><text:span text:style-name="T5_5">;</text:span></text:p>
      <text:p text:style-name="P6"><text:span text:style-name="T6_1">&gt;<text:s/></text:span><text:span text:style-name="T6_2">SOURCE</text:span><text:span text:style-name="T6_3"><text:s/></text:span><text:span text:style-name="T6_4">survey</text:span><text:span text:style-name="T6_5">.</text:span><text:span text:style-name="T6_6">sql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